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rsid="00101467" officeooo:paragraph-rsid="00206c4d"/>
    </style:style>
    <style:style style:name="P3" style:family="paragraph" style:parent-style-name="Standard">
      <style:text-properties officeooo:rsid="0013b36a" officeooo:paragraph-rsid="0013b36a"/>
    </style:style>
    <style:style style:name="P4" style:family="paragraph" style:parent-style-name="Standard">
      <style:text-properties officeooo:rsid="0015aa2c" officeooo:paragraph-rsid="0015aa2c"/>
    </style:style>
    <style:style style:name="P5" style:family="paragraph" style:parent-style-name="Standard">
      <style:text-properties officeooo:paragraph-rsid="001381b7"/>
    </style:style>
    <style:style style:name="P6" style:family="paragraph" style:parent-style-name="Standard">
      <style:text-properties officeooo:rsid="00183ca2" officeooo:paragraph-rsid="00183ca2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8" style:family="paragraph" style:parent-style-name="Standard">
      <style:text-properties officeooo:paragraph-rsid="0010fcec"/>
    </style:style>
    <style:style style:name="P9" style:family="paragraph" style:parent-style-name="Standard">
      <style:text-properties officeooo:paragraph-rsid="001743bc"/>
    </style:style>
    <style:style style:name="P10" style:family="paragraph" style:parent-style-name="Standard">
      <style:text-properties fo:font-weight="normal" officeooo:rsid="00101467" officeooo:paragraph-rsid="00206c4d" style:font-weight-asian="normal" style:font-weight-complex="normal"/>
    </style:style>
    <style:style style:name="P11" style:family="paragraph" style:parent-style-name="Table_20_Contents">
      <style:text-properties officeooo:rsid="001a0761" officeooo:paragraph-rsid="001a0761"/>
    </style:style>
    <style:style style:name="P12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13" style:family="paragraph" style:parent-style-name="Table_20_Contents">
      <style:text-properties officeooo:rsid="001b004f" officeooo:paragraph-rsid="001b004f"/>
    </style:style>
    <style:style style:name="P14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16" style:family="paragraph" style:parent-style-name="Text_20_body">
      <style:text-properties officeooo:paragraph-rsid="001381b7"/>
    </style:style>
    <style:style style:name="P17" style:family="paragraph" style:parent-style-name="Standard" style:list-style-name="L1">
      <style:text-properties officeooo:rsid="00101467" officeooo:paragraph-rsid="00101467"/>
    </style:style>
    <style:style style:name="P18" style:family="paragraph" style:parent-style-name="Standard">
      <style:text-properties officeooo:rsid="00101467" officeooo:paragraph-rsid="00101467"/>
    </style:style>
    <style:style style:name="P19" style:family="paragraph" style:parent-style-name="Standard" style:list-style-name="L2">
      <style:text-properties officeooo:paragraph-rsid="0010fcec"/>
    </style:style>
    <style:style style:name="P20" style:family="paragraph" style:parent-style-name="Standard" style:list-style-name="L2">
      <style:text-properties officeooo:paragraph-rsid="001743bc"/>
    </style:style>
    <style:style style:name="P21" style:family="paragraph" style:parent-style-name="Standard" style:list-style-name="L2">
      <style:text-properties officeooo:paragraph-rsid="0013b36a"/>
    </style:style>
    <style:style style:name="P22" style:family="paragraph" style:parent-style-name="Standard" style:list-style-name="L2">
      <style:text-properties officeooo:rsid="0011d9ca" officeooo:paragraph-rsid="001381b7"/>
    </style:style>
    <style:style style:name="P23" style:family="paragraph" style:parent-style-name="Standard" style:list-style-name="L2">
      <style:text-properties officeooo:rsid="00183ca2" officeooo:paragraph-rsid="00183ca2"/>
    </style:style>
    <style:style style:name="P24" style:family="paragraph" style:parent-style-name="Standard">
      <style:text-properties officeooo:paragraph-rsid="001381b7"/>
    </style:style>
    <style:style style:name="P25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26" style:family="paragraph" style:parent-style-name="Standard" style:master-page-name="Standard">
      <style:paragraph-properties style:page-number="auto"/>
      <style:text-properties officeooo:rsid="0015aa2c" officeooo:paragraph-rsid="0015aa2c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 officeooo:rsid="0013b36a" style:font-weight-asian="bold" style:font-weight-complex="bold"/>
    </style:style>
    <style:style style:name="T6" style:family="text">
      <style:text-properties fo:font-weight="bold" officeooo:rsid="001743bc" style:font-weight-asian="bold" style:font-weight-complex="bold"/>
    </style:style>
    <style:style style:name="T7" style:family="text">
      <style:text-properties fo:font-weight="bold" officeooo:rsid="001b20bf" style:font-weight-asian="bold" style:font-weight-complex="bold"/>
    </style:style>
    <style:style style:name="T8" style:family="text">
      <style:text-properties fo:font-weight="bold" officeooo:rsid="0010fcec" style:font-weight-asian="bold" style:font-weight-complex="bold"/>
    </style:style>
    <style:style style:name="T9" style:family="text">
      <style:text-properties officeooo:rsid="00206c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munication par socket avec QT5</text:p>
      <text:p text:style-name="P1"/>
      <text:p text:style-name="P1">L'ensemble des classes relatives à la communication sur le réseau est présenté ici:</text:p>
      <text:p text:style-name="P1"><text:bookmark-start text:name="__DdeLink__505_2524454267"/><text:a xlink:type="simple" xlink:href="http://doc.qt.io/qt-5/qtnetwork-module.html" text:style-name="Internet_20_link" text:visited-style-name="Visited_20_Internet_20_Link">http://doc.qt.io/qt-5/qtnetwork-module.html</text:a><text:bookmark-end text:name="__DdeLink__505_2524454267"/></text:p>
      <text:p text:style-name="P1">Nous ne nous <text:span text:style-name="T2">intéresserons</text:span> qu'à <text:span text:style-name="T2">trois </text:span>de ses classes:</text:p>
      <text:list xml:id="list2334028154" text:style-name="L1">
        <text:list-item>
          <text:p text:style-name="P17">QTcpSocket</text:p>
        </text:list-item>
        <text:list-item>
          <text:p text:style-name="P17">QUdpSocket</text:p>
        </text:list-item>
        <text:list-item>
          <text:p text:style-name="P17">QTcpServer</text:p>
        </text:list-item>
      </text:list>
      <text:p text:style-name="P1"/>
      <text:list xml:id="list2502828126" text:style-name="L2">
        <text:list-item>
          <text:p text:style-name="P19"><text:span text:style-name="T3">Quelle modification devez vous faire au niveau du fichier </text:span><text:span text:style-name="T8">.pro</text:span><text:span text:style-name="T3"> d'un projet QT pour pouvoir utiliser ses classes?</text:span></text:p>
        </text:list-item>
      </text:list>
      <text:p text:style-name="P8"/>
      <text:p text:style-name="P8">QT += network</text:p>
      <text:p text:style-name="P8"/>
      <text:p text:style-name="P8"/>
      <text:p text:style-name="P8"/>
      <text:p text:style-name="P8"/>
      <text:list xml:id="list120206500174614" text:continue-numbering="true" text:style-name="L2">
        <text:list-item>
          <text:p text:style-name="P22">Donnez l'arbre d'héritage de la classe QTcpSocket</text:p>
        </text:list-item>
      </text:list>
      <text:p text:style-name="P5"/>
      <text:p text:style-name="P5"/>
      <text:p text:style-name="P16">QSctpSocket and QSslSocket</text:p>
      <text:p text:style-name="P10">Q<text:span text:style-name="T9">T</text:span>cpSocket</text:p>
      <text:p text:style-name="P2">Q<text:span text:style-name="T9">U</text:span>dpSocket</text:p>
      <text:p text:style-name="P2">QTcpServer</text:p>
      <text:p text:style-name="P5"/>
      <text:p text:style-name="P5"/>
      <text:list xml:id="list120205692535932" text:continue-numbering="true" text:style-name="L2">
        <text:list-item>
          <text:p text:style-name="P20"><text:span text:style-name="T1">En vous basant sur la documentation de </text:span><text:span text:style-name="T6">QTcpSocket</text:span><text:span text:style-name="T1"> et </text:span><text:span text:style-name="T6">QAbstractSocket</text:span><text:span text:style-name="T1"> donnez une description détaillée du fonctionnement des classes <text:s/></text:span><text:span text:style-name="T6">QTcpSocket</text:span><text:span text:style-name="T1"> et <text:s/></text:span><text:span text:style-name="T6">QudpSocket</text:span><text:span text:style-name="T1">.</text:span></text:p>
        </text:list-item>
      </text:list>
      <text:p text:style-name="P9"/>
      <text:p text:style-name="P9">To close the socket, call disconnectFromHost()</text:p>
      <text:p text:style-name="P9"/>
      <text:p text:style-name="P9"/>
      <text:p text:style-name="P9"/>
      <text:p text:style-name="P9"/>
      <text:list xml:id="list120206336439055" text:continue-numbering="true" text:style-name="L2">
        <text:list-item>
          <text:p text:style-name="P20"><text:span text:style-name="T1">Vous ferez un diagramme état-transition des différents états qu'un objet de type </text:span><text:span text:style-name="T7">QTcpSocket</text:span><text:span text:style-name="T2"> peut prendre, ainsi que les signaux générés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list xml:id="list120204919619988" text:continue-numbering="true" text:style-name="L2">
        <text:list-item>
          <text:p text:style-name="P21"><text:span text:style-name="T4">Listez les événements (« signals ») liés à la classe "</text:span><text:span text:style-name="T5">QTcpSocket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Line94655417067456">
          <table:table-cell table:style-name="Tableau2.A1" office:value-type="string">
            <text:p text:style-name="P14">Nom du signal</text:p>
          </table:table-cell>
          <table:table-cell table:style-name="Tableau2.B1" office:value-type="string">
            <text:p text:style-name="P14">Condition de déclenchement</text:p>
          </table:table-cell>
        </table:table-row>
        <table:table-row table:style-name="TableLine94655417943072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0656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1088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174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256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3328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414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496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5968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678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760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55418018448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</table:table>
      <text:list xml:id="list120204529307736" text:continue-numbering="true" text:style-name="L2">
        <text:list-header>
          <text:p text:style-name="P21"/>
        </text:list-header>
      </text:list>
      <text:p text:style-name="P25"/>
      <text:list xml:id="list120204374706187" text:continue-numbering="true" text:style-name="L2">
        <text:list-item>
          <text:p text:style-name="P23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55416494080">
          <table:table-cell table:style-name="Tableau1.A1" office:value-type="string">
            <text:p text:style-name="P12">Nom de la méthode</text:p>
          </table:table-cell>
          <table:table-cell table:style-name="Tableau1.A1" office:value-type="string">
            <text:p text:style-name="P12">Prototype(s) de la(es) méthode(s)</text:p>
          </table:table-cell>
          <table:table-cell table:style-name="Tableau1.A1" office:value-type="string">
            <text:p text:style-name="P12">Valeur retournée en cas d'échec</text:p>
          </table:table-cell>
          <table:table-cell table:style-name="Tableau1.D1" office:value-type="string">
            <text:p text:style-name="P12">Description</text:p>
          </table:table-cell>
        </table:table-row>
        <table:table-row table:style-name="TableLine94655418088704">
          <table:table-cell table:style-name="Tableau1.A10" office:value-type="string">
            <text:p text:style-name="P11">read</text:p>
          </table:table-cell>
          <table:table-cell table:style-name="Tableau1.B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Line94655418091760">
          <table:table-cell table:style-name="Tableau1.A10" office:value-type="string">
            <text:p text:style-name="P11">read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 table:style-name="TableLine94655418094368">
          <table:table-cell table:style-name="Tableau1.A10" office:value-type="string">
            <text:p text:style-name="P11">readAll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 table:style-name="TableLine94655418097024">
          <table:table-cell table:style-name="Tableau1.A10" office:value-type="string">
            <text:p text:style-name="P11">readLine</text:p>
          </table:table-cell>
          <table:table-cell table:style-name="Tableau1.B5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 table:style-name="TableLine94655418100064">
          <table:table-cell table:style-name="Tableau1.A10" office:value-type="string">
            <text:p text:style-name="P11">readLine</text:p>
          </table:table-cell>
          <table:table-cell table:style-name="Tableau1.B6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6" office:value-type="string">
            <text:p text:style-name="Table_20_Contents"/>
          </table:table-cell>
        </table:table-row>
        <table:table-row table:style-name="TableLine94655418102224">
          <table:table-cell table:style-name="Tableau1.A10" office:value-type="string">
            <text:p text:style-name="P11">canReadLine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</table:table-row>
        <table:table-row table:style-name="TableLine94655418104432">
          <table:table-cell table:style-name="Tableau1.A10" office:value-type="string">
            <text:p text:style-name="P11">write</text:p>
          </table:table-cell>
          <table:table-cell table:style-name="Tableau1.B8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</table:table-row>
        <table:table-row table:style-name="TableLine94655418107200">
          <table:table-cell table:style-name="Tableau1.A10" office:value-type="string">
            <text:p text:style-name="P11">write</text:p>
          </table:table-cell>
          <table:table-cell table:style-name="Tableau1.B9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 table:style-name="TableLine94655418109056">
          <table:table-cell table:style-name="Tableau1.A10" office:value-type="string">
            <text:p text:style-name="P11">write</text:p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</table:table-row>
        <table:table-row table:style-name="TableLine94655418111264">
          <table:table-cell table:style-name="Tableau1.A12" office:value-type="string">
            <text:p text:style-name="P11">bytesAvailable</text:p>
          </table:table-cell>
          <table:table-cell table:style-name="Tableau1.B12" office:value-type="string">
            <text:p text:style-name="Table_20_Contents"/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Table_20_Contents"/>
          </table:table-cell>
        </table:table-row>
        <table:table-row table:style-name="TableLine94655418114592">
          <table:table-cell table:style-name="Tableau1.A12" office:value-type="string">
            <text:p text:style-name="P11">connectToHost</text:p>
          </table:table-cell>
          <table:table-cell table:style-name="Tableau1.B12" office:value-type="string">
            <text:p text:style-name="Table_20_Contents"/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Table_20_Contents"/>
          </table:table-cell>
        </table:table-row>
        <table:table-row table:style-name="TableLine94655418115680">
          <table:table-cell table:style-name="Tableau1.A13" office:value-type="string">
            <text:p text:style-name="P11">connectToHost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</table:table-row>
        <table:table-row table:style-name="TableLine94655418119008">
          <table:table-cell table:style-name="Tableau1.A16" office:value-type="string">
            <text:p text:style-name="P11">disconnectFromHost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 table:style-name="TableLine94655418122336">
          <table:table-cell table:style-name="Tableau1.A16" office:value-type="string">
            <text:p text:style-name="P13">peerPort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 table:style-name="TableLine94655418123424">
          <table:table-cell table:style-name="Tableau1.A16" office:value-type="string">
            <text:p text:style-name="P13">peerAddress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 table:style-name="TableLine94655418124512">
          <table:table-cell table:style-name="Tableau1.A18" office:value-type="string">
            <text:p text:style-name="P13">peerName</text:p>
          </table:table-cell>
          <table:table-cell table:style-name="Tableau1.B18" office:value-type="string">
            <text:p text:style-name="Table_20_Contents"/>
          </table:table-cell>
          <table:table-cell table:style-name="Tableau1.C18" office:value-type="string">
            <text:p text:style-name="Table_20_Contents"/>
          </table:table-cell>
          <table:table-cell table:style-name="Tableau1.D18" office:value-type="string">
            <text:p text:style-name="Table_20_Contents"/>
          </table:table-cell>
        </table:table-row>
        <table:table-row table:style-name="TableLine94655418128112">
          <table:table-cell table:style-name="Tableau1.A18" office:value-type="string">
            <text:p text:style-name="P13">localPort</text:p>
          </table:table-cell>
          <table:table-cell table:style-name="Tableau1.B18" office:value-type="string">
            <text:p text:style-name="Table_20_Contents"/>
          </table:table-cell>
          <table:table-cell table:style-name="Tableau1.C18" office:value-type="string">
            <text:p text:style-name="Table_20_Contents"/>
          </table:table-cell>
          <table:table-cell table:style-name="Tableau1.D18" office:value-type="string">
            <text:p text:style-name="Table_20_Contents"/>
          </table:table-cell>
        </table:table-row>
        <table:table-row table:style-name="TableLine94655418129200">
          <table:table-cell table:style-name="Tableau1.A19" office:value-type="string">
            <text:p text:style-name="P13">localAddress</text:p>
          </table:table-cell>
          <table:table-cell table:style-name="Tableau1.B19" office:value-type="string">
            <text:p text:style-name="Table_20_Contents"/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 table:style-name="TableLine94655418132528">
          <table:table-cell table:style-name="Tableau1.A20" office:value-type="string">
            <text:p text:style-name="P13">errorString</text:p>
          </table:table-cell>
          <table:table-cell table:style-name="Tableau1.B20" office:value-type="string">
            <text:p text:style-name="Table_20_Contents"/>
          </table:table-cell>
          <table:table-cell table:style-name="Tableau1.C20" office:value-type="string">
            <text:p text:style-name="Table_20_Contents"/>
          </table:table-cell>
          <table:table-cell table:style-name="Tableau1.D20" office:value-type="string">
            <text:p text:style-name="Table_20_Contents"/>
          </table:table-cell>
        </table:table-row>
      </table:table>
      <text:p text:style-name="P6"/>
      <text:p text:style-name="P6"/>
      <text:p text:style-name="P4"/>
      <text:p text:style-name="P26"/>
      <text:p text:style-name="P4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09T16:56:00.781640241</meta:creation-date>
    <dc:date>2021-11-12T12:02:04.167795445</dc:date>
    <meta:editing-duration>PT1H57M18S</meta:editing-duration>
    <meta:editing-cycles>14</meta:editing-cycles>
    <meta:generator>LibreOffice/7.0.6.2$Linux_X86_64 LibreOffice_project/00$Build-2</meta:generator>
    <meta:document-statistic meta:table-count="2" meta:image-count="0" meta:object-count="0" meta:page-count="4" meta:paragraph-count="44" meta:word-count="182" meta:character-count="1277" meta:non-whitespace-character-count="1146"/>
  </office:meta>
</office:document-meta>
</file>